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2040" style:text-line-through-style="none" style:text-line-through-type="none" style:font-name="American Typewriter" fo:font-style="normal" style:text-underline-style="none" fo:font-weight="normal" officeooo:rsid="0002fedb" officeooo:paragraph-rsid="0002fedb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color="#002040" style:text-line-through-style="none" style:text-line-through-type="none" style:font-name="American Typewriter" fo:font-style="normal" style:text-underline-style="none" fo:font-weight="normal" officeooo:rsid="0002fedb" officeooo:paragraph-rsid="0002fedb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2040" style:text-line-through-style="none" style:text-line-through-type="none" style:font-name="American Typewriter" fo:font-style="normal" style:text-underline-style="none" fo:font-weight="normal" officeooo:rsid="0006b39e" officeooo:paragraph-rsid="0002fedb" style:font-style-asian="normal" style:font-weight-asian="normal" style:font-style-complex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color="#002040" style:text-line-through-style="none" style:text-line-through-type="none" style:font-name="American Typewriter" fo:font-style="normal" style:text-underline-style="none" fo:font-weight="normal" officeooo:rsid="0003f9b1" officeooo:paragraph-rsid="0003f9b1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color="#002040" style:text-line-through-style="none" style:text-line-through-type="none" style:font-name="American Typewriter" fo:font-style="normal" style:text-underline-style="none" fo:font-weight="normal" officeooo:rsid="0005d1fa" officeooo:paragraph-rsid="0005d1f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2040" style:text-line-through-style="none" style:text-line-through-type="none" fo:font-style="normal" style:text-underline-style="none" fo:font-weight="normal" officeooo:paragraph-rsid="0003f9b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2040" style:font-name="American Typewriter" officeooo:rsid="0003f9b1" officeooo:paragraph-rsid="0003f9b1"/>
    </style:style>
    <style:style style:name="T1" style:family="text">
      <style:text-properties style:font-name="American Typewriter" officeooo:rsid="0003f9b1"/>
    </style:style>
    <style:style style:name="T2" style:family="text">
      <style:text-properties style:font-name="American Typewriter" officeooo:rsid="0002fedb"/>
    </style:style>
    <style:style style:name="T3" style:family="text">
      <style:text-properties officeooo:rsid="0006b39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 text:start-value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 text:start-value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 text:start-value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 text:start-value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 text:start-value="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1336062119" text:style-name="L1">
        <text:list-item>
          <text:p text:style-name="P3">Authentication – log in.</text:p>
        </text:list-item>
        <text:list-item>
          <text:p text:style-name="P2"><text:span text:style-name="T3">W</text:span>indow resizing as a separate entity on the screen.</text:p>
        </text:list-item>
        <text:list-item>
          <text:p text:style-name="P2"><text:span text:style-name="T3">P</text:span>osition window at index z=100 above/in front of all other windows.</text:p>
        </text:list-item>
        <text:list-item>
          <text:p text:style-name="P2"><text:span text:style-name="T3">S</text:span>tore it in the Mongo DB – history.</text:p>
        </text:list-item>
        <text:list-item>
          <text:p text:style-name="P2"><text:span text:style-name="T3">B</text:span>e able to see the history for the group/chat:</text:p>
        </text:list-item>
      </text:list>
      <text:p text:style-name="P6"><text:span text:style-name="T2"><text:tab/>* </text:span><text:span text:style-name="T1">how do we save the history, based on what? Every group/chat has to have the <text:tab/>authentication method. Then under that “password” save the text. Until deleted.</text:span></text:p>
      <text:list xml:id="list2016444705" text:style-name="L2">
        <text:list-item>
          <text:p text:style-name="P4">How do we display the history, how do we save the group chat?</text:p>
        </text:list-item>
        <text:list-item>
          <text:p text:style-name="P5">If you log in to your account, then means you can access the past chats and hence continue the chat if you want to.</text:p>
        </text:list-item>
        <text:list-item>
          <text:p text:style-name="P5"/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35:16.094268000</meta:creation-date>
    <dc:date>2017-09-25T20:03:15.176767000</dc:date>
    <meta:editing-duration>PT27M20S</meta:editing-duration>
    <meta:editing-cycles>5</meta:editing-cycles>
    <meta:generator>LibreOffice/5.3.2.2$MacOSX_X86_64 LibreOffice_project/6cd4f1ef626f15116896b1d8e1398b56da0d0ee1</meta:generator>
    <meta:document-statistic meta:table-count="0" meta:image-count="0" meta:object-count="0" meta:page-count="1" meta:paragraph-count="9" meta:word-count="111" meta:character-count="574" meta:non-whitespace-character-count="475"/>
  </office:meta>
</office:document-meta>
</file>